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380a1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06808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officeooo:rsid="0673d7fc"/>
    </style:style>
    <style:style style:name="T26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2" style:family="text">
      <style:text-properties style:text-line-through-style="none" style:text-line-through-type="none" style:font-name="Liberation Sans" style:text-underline-style="none" officeooo:rsid="0b0f3a36"/>
    </style:style>
    <style:style style:name="T263" style:family="text">
      <style:text-properties fo:language="en" fo:country="GB"/>
    </style:style>
    <style:style style:name="T264" style:family="text">
      <style:text-properties fo:language="en" fo:country="GB" officeooo:rsid="0e83c34e"/>
    </style:style>
    <style:style style:name="T26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officeooo:rsid="0f28d107"/>
    </style:style>
    <style:style style:name="T267" style:family="text">
      <style:text-properties fo:language="en" fo:country="GB" style:font-size-complex="12pt"/>
    </style:style>
    <style:style style:name="T268" style:family="text">
      <style:text-properties fo:language="en" fo:country="GB" officeooo:rsid="0f28d107" style:font-size-complex="12pt"/>
    </style:style>
    <style:style style:name="T26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size="8pt" style:font-size-asian="8pt" style:font-size-complex="8pt" loext:padding="0.049cm" loext:border="0.31pt solid #000000"/>
    </style:style>
    <style:style style:name="T271" style:family="text">
      <style:text-properties style:font-name="Liberation Mono" fo:font-size="11pt" style:font-size-asian="11pt" style:font-size-complex="11pt"/>
    </style:style>
    <style:style style:name="T272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5"><text:span text:style-name="Strong_20_Emphasis"><text:span text:style-name="T161">Checklist for installing</text:span></text:span><text:span text:style-name="T199">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62"><text:s/></text:span></text:span><text:span text:style-name="Strong_20_Emphasis"><text:span text:style-name="T163">LTS</text:span></text:span><text:span text:style-name="T201"><text:note text:id="ftn1" text:note-class="footnote"><text:note-citation>1</text:note-citation><text:note-body><text:p text:style-name="P29"><text:span text:style-name="T188">L</text:span><text:span text:style-name="T189">TS stands for Long-Term Support, and this </text:span><text:span text:style-name="T196">June</text:span><text:span text:style-name="T190"> </text:span><text:span text:style-name="Strong_20_Emphasis"><text:span text:style-name="T113"><text:user-field-get text:name="Releaseyear">2023</text:user-field-get></text:span></text:span><text:span text:style-name="T192"><text:s/>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64"><text:s/></text:span></text:span><text:span text:style-name="T190">LTS </text:span><text:span text:style-name="T191">(</text:span><text:span text:style-name="T189">codenamed</text:span><text:span text:style-name="T191"> </text:span><text:span text:style-name="T195">bookworm</text:span><text:span text:style-name="T191">) </text:span><text:span text:style-name="T189">will be </text:span><text:span text:style-name="T194">supported</text:span><text:span text:style-name="T189"> for five years until </text:span><text:span text:style-name="T196">June</text:span><text:span text:style-name="T190"> </text:span><text:span text:style-name="T188">202</text:span><text:span text:style-name="T196">8</text:span><text:span text:style-name="T193">.</text:span></text:p></text:note-body></text:note></text:span><text:span text:style-name="T202"> </text:span><text:span text:style-name="T202"><text:user-field-get text:name="Edition">server</text:user-field-get></text:span><text:span text:style-name="T203">.<text:line-break/></text:span><text:span text:style-name="Strong_20_Emphasis"><text:span text:style-name="T272">work in progress</text:span></text:span></text:p>
      <text:p text:style-name="P49"/>
      <text:p text:style-name="P47"><text:span text:style-name="T18">Fill in the </text:span><text:span text:style-name="Strong_20_Emphasis"><text:span text:style-name="T250"><text:s/></text:span></text:span><text:span text:style-name="Strong_20_Emphasis"><text:span text:style-name="T251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5">user</text:span></text:span><text:span text:style-name="T213"><text:tab/><text:tab/></text:span><text:span text:style-name="T212"> <text:tab/><text:tab/><text:tab/></text:span><text:span text:style-name="T214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4"><text:tab/></text:span><text:span text:style-name="T215">[</text:span><text:span text:style-name="T216">full </text:span><text:span text:style-name="T206">na</text:span><text:span text:style-name="T207">me,</text:span><text:span text:style-name="T206"> </text:span><text:span text:style-name="T207">e.g.</text:span><text:span text:style-name="T206"> </text:span><text:span text:style-name="T208">J</text:span><text:span text:style-name="T217">a</text:span><text:span text:style-name="T208">n </text:span><text:span text:style-name="T217">Jansen</text:span><text:span text:style-name="T218">]</text:span></text:p>
      <text:p text:style-name="P54"><text:span text:style-name="Definition"><text:span text:style-name="T205">USER</text:span></text:span><text:span text:style-name="Definition"><text:span text:style-name="T263">na</text:span></text:span><text:span text:style-name="Definition"><text:span text:style-name="T266">me</text:span></text:span><text:span text:style-name="T204"><text:tab/><text:tab/><text:tab/></text:span><text:span text:style-name="T204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50"><text:span text:style-name="Definition"><text:span text:style-name="T263">COMPUTERNA</text:span></text:span><text:span text:style-name="Definition"><text:span text:style-name="T266">me</text:span></text:span><text:span text:style-name="T219"><text:tab/></text:span><text:span text:style-name="T263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3"><text:tab/></text:span><text:span text:style-name="T223">[</text:span><text:span text:style-name="T220">na</text:span><text:span text:style-name="T224">me of the</text:span><text:span text:style-name="T220"> </text:span><text:span text:style-name="T227">server</text:span><text:span text:style-name="T221">, </text:span><text:span text:style-name="T224">e.g.</text:span><text:span text:style-name="T225"> </text:span><text:span text:style-name="T227">sv</text:span><text:span text:style-name="T226">02</text:span><text:span text:style-name="T223">]</text:span></text:p>
      <text:p text:style-name="P50"><text:span text:style-name="Definition"><text:span text:style-name="T263">START</text:span></text:span><text:span text:style-name="Definition"><text:span text:style-name="T266">up</text:span></text:span><text:span text:style-name="Definition"><text:span text:style-name="T263">MEnU</text:span></text:span><text:span text:style-name="T214"><text:tab/><text:tab/></text:span><text:span text:style-name="T214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4"><text:tab/></text:span><text:span text:style-name="T223">[</text:span><text:span text:style-name="T220">key for the bootable medium</text:span><text:span text:style-name="T228">]</text:span></text:p>
      <text:p text:style-name="P50"><text:span text:style-name="Definition"><text:span text:style-name="T222">SETTINGS</text:span></text:span><text:span text:style-name="T222"> <text:tab/><text:tab/><text:tab/></text:span><text:span text:style-name="T222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2"><text:tab/></text:span><text:span text:style-name="T223">[</text:span><text:span text:style-name="T220">key for the UEFI BIOS screen</text:span><text:span text:style-name="T223">]</text:span></text:p>
      <text:p text:style-name="P50"><text:span text:style-name="Definition"><text:span text:style-name="T230">USER2</text:span></text:span><text:span text:style-name="T229"><text:tab/></text:span><text:span text:style-name="T212"> <text:tab/><text:tab/><text:tab/></text:span><text:span text:style-name="T214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4"><text:tab/></text:span><text:span text:style-name="T215">[</text:span><text:span text:style-name="T206">na</text:span><text:span text:style-name="T209">me</text:span><text:span text:style-name="T206"> possibly</text:span><text:span text:style-name="T210"> 2</text:span><text:span text:style-name="T241">nd</text:span><text:span text:style-name="T210"> USER</text:span><text:span text:style-name="T211">]</text:span></text:p>
      <text:p text:style-name="P54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0">2</text:span></text:span><text:span text:style-name="Definition"><text:span text:style-name="T237"><text:tab/><text:tab/></text:span></text:span><text:span text:style-name="T204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4"><text:tab/></text:span><text:span text:style-name="T234">[</text:span><text:span text:style-name="T235">user</text:span><text:span text:style-name="T233"> na</text:span><text:span text:style-name="T236">me</text:span><text:span text:style-name="T238"> possibly</text:span><text:span text:style-name="T239"> 2</text:span><text:span text:style-name="T242">nd</text:span><text:span text:style-name="T239"> USER</text:span><text:span text:style-name="T240">]</text:span></text:p>
      <text:p text:style-name="P50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8">.</text:span></text:p>
      <text:p text:style-name="P7"/>
      <text:p text:style-name="P7"/>
      <text:p text:style-name="P51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46"><text:span text:style-name="T257">New installation?</text:span><text:span text:style-name="T259"><text:tab/></text:span><text:span text:style-name="T260"></text:span><text:span text:style-name="T261"><text:tab/>Start at chapter </text:span><text:span text:style-name="T258"><text:bookmark-ref text:reference-format="page" text:ref-name="__RefNumPara__4009_12717081281">2</text:bookmark-ref></text:span><text:span text:style-name="T258"><text:s/></text:span><text:span text:style-name="T258"><text:bookmark-ref text:reference-format="text" text:ref-name="__RefNumPara__4009_12717081281">Perform installation</text:bookmark-ref></text:span><text:span text:style-name="T262">.</text:span></text:p>
      <text:p text:style-name="P48"/>
      <text:p text:style-name="P50"><text:span text:style-name="Strong_20_Emphasis"><text:span text:style-name="T33"/></text:span></text:p>
      <text:list xml:id="list2792889510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2">Login any additional </text:span></text:span><text:span text:style-name="Definition"><text:span text:style-name="T245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8">karelzimmer.nl</text:span></text:span></text:a><text:span text:style-name="T264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4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0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4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<text:tab/></text:span></text:span><text:span text:style-name="Strong_20_Emphasis"><text:span text:style-name="T84"> 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02360468806894" text:continue-numbering="true" text:style-name="L1">
        <text:list-item>
          <text:p text:style-name="P86"><text:bookmark-start text:name="__RefNumPara__4009_12717081281"/><text:span text:style-name="Strong_20_Emphasis"><text:span text:style-name="T181">Perform installation</text:span></text:span><text:bookmark-end text:name="__RefNumPara__4009_12717081281"/></text:p>
        </text:list-item>
      </text:list>
      <text:p text:style-name="P70"><text:span text:style-name="Strong_20_Emphasis"><text:span text:style-name="T18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82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T183">Live</text:span><text:span text:style-name="T101"><text:note text:id="ftn5" text:note-class="footnote"><text:note-citation>1</text:note-citation><text:note-body><text:p text:style-name="P6"><text:span text:style-name="T243">From a Live USB stick (or DVD) you can boot and work with</text:span> <text:span text:style-name="T186"><text:user-field-get text:name="Distro">Debian</text:user-field-get></text:span><text:span text:style-name="T187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1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6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1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1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1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7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71"><text:span text:style-name="T106">S</text:span><text:span text:style-name="T107">tart up</text:span><text:span text:style-name="T100">/boot menu via </text:span><text:span text:style-name="Definition"><text:span text:style-name="T267">START</text:span></text:span><text:span text:style-name="Definition"><text:span text:style-name="T268">up</text:span></text:span><text:span text:style-name="Definition"><text:span text:style-name="T267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75">If asked, type password <text:span text:style-name="T271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5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3" office:value-type="string">
            <text:p text:style-name="P74"><text:span text:style-name="Strong_20_Emphasis"><text:span text:style-name="T78">E</text:span></text:span><text:span text:style-name="Strong_20_Emphasis"><text:span text:style-name="T70">nter you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02359813136474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8">karelzimmer.nl</text:span></text:span></text:a><text:span text:style-name="T264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4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0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4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02360164122036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49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4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69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0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8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server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4">Written</text:span></text:span><text:span text:style-name="Emphasis"><text:span text:style-name="T252"> </text:span></text:span><text:span text:style-name="Emphasis"><text:span text:style-name="T254">by</text:span></text:span><text:span text:style-name="Emphasis"><text:span text:style-name="T25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2">, </text:span></text:span><text:a xlink:type="simple" xlink:href="https://creativecommons.org/publicdomain/zero/1.0" text:style-name="Internet_20_link" text:visited-style-name="Visited_20_Internet_20_Link"><text:span text:style-name="Emphasis"><text:span text:style-name="T255">CC0 1.0 Universal</text:span></text:span></text:a><text:span text:style-name="Emphasis"><text:span text:style-name="T252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0:23:59.411938749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23:59.247831284</dc:date>
    <meta:keyword>Installatie</meta:keyword>
    <meta:keyword>Checklist</meta:keyword>
    <meta:keyword>Linux</meta:keyword>
    <meta:editing-cycles>6846</meta:editing-cycles>
    <meta:editing-duration>P12DT1H41M42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4" meta:character-count="4127" meta:non-whitespace-character-count="3496"/>
    <meta:user-defined meta:name="Info 1"/>
    <meta:user-defined meta:name="Info 2"/>
    <meta:user-defined meta:name="Info 3"/>
    <meta:user-defined meta:name="Info 4"/>
  </office:meta>
</office:document-meta>
</file>